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47c9d" officeooo:paragraph-rsid="00047c9d" style:font-size-asian="15pt" style:font-size-complex="15pt"/>
    </style:style>
    <style:style style:name="P2" style:family="paragraph" style:parent-style-name="Standard">
      <style:text-properties fo:font-size="15pt" fo:font-weight="bold" officeooo:rsid="00047c9d" officeooo:paragraph-rsid="00047c9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47c9d" officeooo:paragraph-rsid="0009a23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047c9d" officeooo:paragraph-rsid="00047c9d" style:font-size-asian="15pt" style:font-size-complex="15pt"/>
    </style:style>
    <style:style style:name="P5" style:family="paragraph" style:parent-style-name="Standard">
      <style:text-properties fo:font-size="15pt" officeooo:rsid="00047c9d" officeooo:paragraph-rsid="0009a238" style:font-size-asian="15pt" style:font-size-complex="15pt"/>
    </style:style>
    <style:style style:name="P6" style:family="paragraph" style:parent-style-name="Standard">
      <style:text-properties fo:font-size="15pt" officeooo:rsid="0006c9dd" officeooo:paragraph-rsid="0006c9dd" style:font-size-asian="15pt" style:font-size-complex="15pt"/>
    </style:style>
    <style:style style:name="P7" style:family="paragraph" style:parent-style-name="Standard">
      <style:text-properties fo:font-size="15pt" officeooo:rsid="0006c9dd" officeooo:paragraph-rsid="0009a238" style:font-size-asian="15pt" style:font-size-complex="15pt"/>
    </style:style>
    <style:style style:name="P8" style:family="paragraph" style:parent-style-name="Standard">
      <style:text-properties fo:font-size="15pt" officeooo:rsid="00080d1a" officeooo:paragraph-rsid="00080d1a" style:font-size-asian="15pt" style:font-size-complex="15pt"/>
    </style:style>
    <style:style style:name="P9" style:family="paragraph" style:parent-style-name="Standard">
      <style:text-properties fo:font-size="15pt" officeooo:rsid="00080d1a" officeooo:paragraph-rsid="0009a238" style:font-size-asian="15pt" style:font-size-complex="15pt"/>
    </style:style>
    <style:style style:name="P10" style:family="paragraph" style:parent-style-name="Standard">
      <style:text-properties fo:font-size="15pt" officeooo:rsid="0009a238" officeooo:paragraph-rsid="0009a238" style:font-size-asian="15pt" style:font-size-complex="15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officeooo:rsid="0006c9dd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c9dd"/>
    </style:style>
    <style:style style:name="T6" style:family="text">
      <style:text-properties style:text-position="0% 100%" officeooo:rsid="0009a6f9"/>
    </style:style>
    <style:style style:name="T7" style:family="text">
      <style:text-properties style:text-position="0% 100%" officeooo:rsid="0009ff90"/>
    </style:style>
    <style:style style:name="T8" style:family="text">
      <style:text-properties style:text-position="0% 100%" officeooo:rsid="000a0bbc"/>
    </style:style>
    <style:style style:name="T9" style:family="text">
      <style:text-properties style:text-position="0% 100%" officeooo:rsid="0011231f"/>
    </style:style>
    <style:style style:name="T10" style:family="text">
      <style:text-properties style:font-name="Liberation Serif1"/>
    </style:style>
    <style:style style:name="T11" style:family="text">
      <style:text-properties officeooo:rsid="0006c9dd"/>
    </style:style>
    <style:style style:name="T12" style:family="text">
      <style:text-properties officeooo:rsid="0009a238"/>
    </style:style>
    <style:style style:name="T13" style:family="text">
      <style:text-properties officeooo:rsid="000e99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 of removeBest<text:span text:style-name="T13">()</text:span> for 2 heuristics:</text:p>
      <text:p text:style-name="P1"/>
      <text:p text:style-name="P2">Heuristic for minimising the no of regenerations at each regenerator node:</text:p>
      <text:p text:style-name="P2"/>
      <text:p text:style-name="P4">removeBest(S, count): takes a set of states and a count vector which stores the number of regenerations at each regenerator node currently. The best state<text:span text:style-name="T11">(s)</text:span> is the one which minimises the objective function <text:span text:style-name="T11">f(s) = </text:span><text:span text:style-name="T10">Σ</text:span><text:span text:style-name="T2">i</text:span>(max – count<text:span text:style-name="T1">i</text:span><text:span text:style-name="T4">), </text:span><text:span text:style-name="T5">where max = maximum element in count.</text:span></text:p>
      <text:p text:style-name="P6"><text:span text:style-name="T5">C</text:span><text:span text:style-name="T4">ount vector is incremented assuming the current state to be taken as best state. This can be achieved by taking a temporary vector where count is incremented and then the state that minimised the objective is finally chosen. </text:span></text:p>
      <text:p text:style-name="P6"><text:span text:style-name="T4">e.g. Initialy count = [1, 2, 2, 4, 3]</text:span></text:p>
      <text:p text:style-name="P6"><text:span text:style-name="T4">S contain set of states where each state consists of (x, P, G</text:span><text:span text:style-name="T1">P</text:span><text:span text:style-name="T4">), for e.g. say 3 states increments the count in the following way:</text:span></text:p>
      <text:p text:style-name="P6"><text:span text:style-name="T4">S1 increments count to [2, 3, 3, 4, 3] <text:tab/>=&gt; f(1) = 2+1+1+0+1 = 5</text:span></text:p>
      <text:p text:style-name="P6"><text:span text:style-name="T4">S2 increments count to [2, 2, 3, 4, 3]<text:tab/>=&gt; f(2) = 2+2+1+0+1 = 6</text:span></text:p>
      <text:p text:style-name="P6"><text:span text:style-name="T4">S3 increments count to [1, 3, 2, 5, 3]<text:tab/>=&gt; f(3) = 4+2+3+0+2 = 11</text:span></text:p>
      <text:p text:style-name="P8"><text:span text:style-name="T4">Thus S1 is the best state.</text:span></text:p>
      <text:p text:style-name="P10"><text:span text:style-name="T4">Now it may happen the total no of regenerations is increased as above S1 increases total no of regeneration by 3 whereas others increase the total <text:s/>by 2. </text:span></text:p>
      <text:p text:style-name="P10"><text:span text:style-name="T4"/></text:p>
      <text:p text:style-name="P3">Heuristic for minimising the no of regenerations at each regenerator node <text:span text:style-name="T12">and minimizing total no of regenerations</text:span>:</text:p>
      <text:p text:style-name="P3"/>
      <text:p text:style-name="P5">removeBest(S, count): takes a set of states and a count vector which stores the number of regenerations at each regenerator node currently. <text:span text:style-name="T5">S contain set of states where each state consists of (x, P, G</text:span><text:span text:style-name="T3">P</text:span><text:span text:style-name="T5">).</text:span> The best state<text:span text:style-name="T11">(s)</text:span> is the one which <text:span text:style-name="T12">has minimum |P|-1 and </text:span>minimises the objective function <text:span text:style-name="T11">f(s) = </text:span><text:span text:style-name="T10">Σ</text:span><text:span text:style-name="T2">i</text:span>(max – count<text:span text:style-name="T1">i</text:span><text:span text:style-name="T4">), </text:span><text:span text:style-name="T5">where max = maximum element in count.</text:span></text:p>
      <text:p text:style-name="P7"><text:span text:style-name="T4">Count vector is incremented assuming the current state to be taken as best state. This can be achieved by taking a temporary vector where count is incremented and then the state that minimised the objective is finally chosen. </text:span></text:p>
      <text:p text:style-name="P7"><text:span text:style-name="T4">e.g. Initialy count = [1, 2, 2, 4, 3]</text:span></text:p>
      <text:p text:style-name="P7"><text:span text:style-name="T4">for e.g. say 3 states </text:span><text:span text:style-name="T8">each increases total regenerations by 2 and </text:span><text:span text:style-name="T4">increments the count in the following way:</text:span></text:p>
      <text:p text:style-name="P7"><text:span text:style-name="T4">S1 increments count to [2, 3, </text:span><text:span text:style-name="T6">2</text:span><text:span text:style-name="T4">, </text:span><text:span text:style-name="T6">4</text:span><text:span text:style-name="T4">, 3] <text:tab/>=&gt; f(1) = 2+1+</text:span><text:span text:style-name="T6">2</text:span><text:span text:style-name="T4">+0+1 = </text:span><text:span text:style-name="T6">6</text:span></text:p>
      <text:p text:style-name="P7"><text:span text:style-name="T4">S2 increments count to [2, </text:span><text:span text:style-name="T7">2</text:span><text:span text:style-name="T4">, </text:span><text:span text:style-name="T7">3</text:span><text:span text:style-name="T4">, 4, </text:span><text:span text:style-name="T7">3</text:span><text:span text:style-name="T4">]<text:tab/>=&gt; f(2) = 2+</text:span><text:span text:style-name="T7">2</text:span><text:span text:style-name="T4">+</text:span><text:span text:style-name="T7">1</text:span><text:span text:style-name="T4">+0+</text:span><text:span text:style-name="T7">1</text:span><text:span text:style-name="T4"> = 6</text:span></text:p>
      <text:p text:style-name="P7"><text:span text:style-name="T4">S3 increments count to [</text:span><text:span text:style-name="T6">2</text:span><text:span text:style-name="T4">, 3, 2, 5, 3]<text:tab/>=&gt; f(3) = 4+2+3+0+2 = 11</text:span></text:p>
      <text:p text:style-name="P9"><text:span text:style-name="T4">Thus S1, </text:span><text:span text:style-name="T8">S2</text:span><text:span text:style-name="T4"> </text:span><text:span text:style-name="T8">are</text:span><text:span text:style-name="T4"> the best state. </text:span><text:span text:style-name="T9">In our case if two are best states, it takes the first one. </text:span></text:p>
      <text:p text:style-name="P10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1:36:59.632099115</meta:creation-date>
    <dc:date>2017-08-20T12:15:28.923741134</dc:date>
    <meta:editing-duration>PT16M3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421" meta:character-count="2271" meta:non-whitespace-character-count="1861"/>
  </office:meta>
</office:document-meta>
</file>